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90000004AA5C34ADC69AEF36F.png" manifest:media-type="image/png"/>
  <manifest:file-entry manifest:full-path="Pictures/10000201000000260000004B653B43F2F77C4F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text-properties style:font-name="Consolas"/>
    </style:style>
    <style:style style:name="P2" style:family="paragraph">
      <loext:graphic-properties draw:fill="none" draw:fill-color="#ffffff"/>
      <style:text-properties style:font-name="Consolas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style:font-name="Consolas"/>
    </style:style>
    <style:style style:name="T1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0.849cm" svg:height="0.882cm" svg:x="12.378cm" svg:y="13.167cm">
          <draw:text-box>
            <text:p text:style-name="P1"><text:span text:style-name="T1">1</text:span></text:p>
          </draw:text-box>
        </draw:frame>
        <draw:frame draw:style-name="gr2" draw:text-style-name="P3" draw:layer="layout" svg:width="0.495cm" svg:height="0.502cm" svg:x="10.094cm" svg:y="11.598cm">
          <draw:image xlink:href="Pictures/10000201000000490000004AA5C34ADC69AEF36F.png" xlink:type="simple" xlink:show="embed" xlink:actuate="onLoad">
            <text:p/>
          </draw:image>
        </draw:frame>
        <draw:path draw:style-name="gr3" draw:text-style-name="P4" draw:layer="layout" svg:width="0.099cm" svg:height="0.199cm" svg:x="10.3cm" svg:y="11.7cm" svg:viewBox="0 0 100 200" svg:d="M100 200c-32 0-63 0-95 0 0-8 0-16 0-25 13 0 26 0 39 0 0-48 0-97 0-145-12 9-24 17-37 26-2-8-5-15-7-23 16-11 32-22 48-33 6 0 12 0 18 0 0 58 0 117 0 175 12 0 23 0 34 0 0 9 0 17 0 25z">
          <text:p/>
        </draw:path>
        <draw:frame draw:style-name="gr2" draw:text-style-name="P3" draw:layer="layout" svg:width="0.495cm" svg:height="0.502cm" svg:x="9.6cm" svg:y="10.8cm">
          <draw:image xlink:href="Pictures/10000201000000490000004AA5C34ADC69AEF36F.png" xlink:type="simple" xlink:show="embed" xlink:actuate="onLoad">
            <text:p/>
          </draw:image>
        </draw:frame>
        <draw:path draw:style-name="gr3" draw:text-style-name="P4" draw:layer="layout" svg:width="0.099cm" svg:height="0.199cm" svg:x="9.3cm" svg:y="12.1cm" svg:viewBox="0 0 100 200" svg:d="M100 200c-32 0-63 0-95 0 0-8 0-16 0-25 13 0 26 0 39 0 0-48 0-97 0-145-12 9-24 17-37 26-2-8-5-15-7-23 16-11 32-22 48-33 6 0 12 0 18 0 0 58 0 117 0 175 12 0 23 0 34 0 0 9 0 17 0 25z">
          <text:p/>
        </draw:path>
        <draw:g>
          <draw:frame draw:style-name="gr2" draw:text-style-name="P3" draw:layer="layout" svg:width="5cm" svg:height="5cm" svg:x="2.525cm" svg:y="9.359cm">
            <draw:image xlink:href="Pictures/10000201000000490000004AA5C34ADC69AEF36F.png" xlink:type="simple" xlink:show="embed" xlink:actuate="onLoad">
              <text:p/>
            </draw:image>
          </draw:frame>
          <draw:frame draw:style-name="gr2" draw:text-style-name="P3" draw:layer="layout" svg:width="1.011cm" svg:height="1.993cm" svg:x="4.474cm" svg:y="10.713cm">
            <draw:image xlink:href="Pictures/10000201000000260000004B653B43F2F77C4FE0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9T16:05:40.819000000</meta:creation-date>
    <dc:date>2022-04-29T16:33:43.575000000</dc:date>
    <meta:editing-duration>PT51S</meta:editing-duration>
    <meta:editing-cycles>2</meta:editing-cycles>
    <meta:generator>LibreOffice/5.4.1.2$Windows_X86_64 LibreOffice_project/ea7cb86e6eeb2bf3a5af73a8f7777ac570321527</meta:generator>
    <meta:document-statistic meta:object-count="8"/>
  </office:meta>
</office:document-meta>
</file>